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ntainerWidget.addChild( Widget wid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ontainerWidget.valid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ContainerWidget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ontainerWidget.AbstractContainerWidget( AbstractContainer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ontainerWidget.hasChil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ainerWidget.getChil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ainerWidget.readFromRequest( FormContext form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ontainerWidget.generateItemSaxFragment( ContentHandler contentHandler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ontainerWidget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ainerWidget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